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consulta :: String -&gt; Int</text:span></text:p>
            <text:p text:style-name="P5"><text:span text:style-name="T13">consulta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consulta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77</meta:editing-cycles>
    <meta:editing-duration>P61DT21H9M3S</meta:editing-duration>
    <meta:initial-creator>chico </meta:initial-creator>
    <dc:date>2019-10-29T15:04:41.680025668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